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1" svg:font-family="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Trebuchet MS" fo:font-size="18pt" style:font-size-asian="18pt" style:font-size-complex="18pt"/>
    </style:style>
    <style:style style:name="P2" style:family="paragraph" style:parent-style-name="Preformatted_20_Text">
      <style:paragraph-properties fo:text-align="center" style:justify-single-word="false"/>
      <style:text-properties style:font-name="Trebuchet MS" fo:font-size="12pt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URW Gothic L" fo:font-size="12pt" style:font-size-asian="12pt" style:font-size-complex="12pt"/>
    </style:style>
    <style:style style:name="P4" style:family="paragraph" style:parent-style-name="Preformatted_20_Text">
      <style:paragraph-properties fo:text-align="center" style:justify-single-word="false"/>
      <style:text-properties style:font-name="URW Gothic L" fo:font-size="12pt" style:font-size-asian="12pt" style:font-size-complex="12pt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awdad Hole</text:p>
      <text:p text:style-name="P2">Red Moore</text:p>
      <text:p text:style-name="P3"/>
      <text:p text:style-name="P3">Well, I get a line and You'll get a pole, honey</text:p>
      <text:p text:style-name="P3">I get a line and You'll get a pole, babe</text:p>
      <text:p text:style-name="P3">I get a line and You'll get a pole</text:p>
      <text:p text:style-name="P3">We'll go down to the crawdad hole</text:p>
      <text:p text:style-name="P3">Honey, oh baby of mine </text:p>
      <text:p text:style-name="P3"/>
      <text:p text:style-name="P3">Whatcha <text:s/>gonna do when the creek runs dry, honey</text:p>
      <text:p text:style-name="P3">Whatcha gonna do when the creek runs dry, babe</text:p>
      <text:p text:style-name="P3">Whatcha gonna do when the creek runs dry</text:p>
      <text:p text:style-name="P3">(bass) Sit on the banks and watch the crawdads die</text:p>
      <text:p text:style-name="P3">Honey, oh baby of mine</text:p>
      <text:p text:style-name="P3"/>
      <text:p text:style-name="P3">Yonder comes a man with a sack on his back, honey</text:p>
      <text:p text:style-name="P3">Yonder comes a man with a sack on his back, babe</text:p>
      <text:p text:style-name="P3">Yonder comes a man with a sack on his back</text:p>
      <text:p text:style-name="P3">(drums) He's got more crawdads than he can pack</text:p>
      <text:p text:style-name="P3">Honey, oh baby of mine</text:p>
      <text:p text:style-name="P3"/>
      <text:p text:style-name="P3">I get a line and You'll get a pole, honey</text:p>
      <text:p text:style-name="P3">I get a line and You'll get a pole, babe</text:p>
      <text:p text:style-name="P3">I get a line and You'll get a pole</text:p>
      <text:p text:style-name="P3">(guitar) We'll go down to the crawdad hole</text:p>
      <text:p text:style-name="P3">Honey, oh baby of mine</text:p>
      <text:p text:style-name="P3"/>
      <text:p text:style-name="P3">2<text:span text:style-name="T1">nd</text:span>: [FINE]</text:p>
      <text:p text:style-name="P3"/>
      <text:p text:style-name="P3">[Solos/Bier Pause]</text:p>
      <text:p text:style-name="P3"/>
      <text:p text:style-name="P3">D.C. Al [FINE]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3-18T18:09:29</dc:date>
    <dc:creator>rodolfoap</dc:creator>
    <meta:generator>OpenOffice.org/3.0$Unix OpenOffice.org_project/300m15$Build-9379</meta:generator>
    <meta:editing-duration>PT00H20M41S</meta:editing-duration>
    <meta:editing-cycles>7</meta:editing-cycles>
    <meta:document-statistic meta:table-count="0" meta:image-count="0" meta:object-count="0" meta:page-count="1" meta:paragraph-count="25" meta:word-count="182" meta:character-count="834"/>
    <meta:user-defined meta:name="Info 1"/>
    <meta:user-defined meta:name="Info 2"/>
    <meta:user-defined meta:name="Info 3"/>
    <meta:user-defined meta:name="Info 4"/>
  </office:meta>
</office:document-meta>
</file>